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 fo:font-size="8pt" officeooo:rsid="001a83f9" officeooo:paragraph-rsid="001a83f9" style:font-size-asian="7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fo:color="#000000" loext:opacity="100%" fo:font-size="8pt" style:font-size-asian="8pt" style:font-size-complex="8pt"/>
    </style:style>
    <style:style style:name="P4" style:family="paragraph" style:parent-style-name="List_20_Paragraph" style:list-style-name="WWNum1">
      <style:text-properties officeooo:paragraph-rsid="001a83f9"/>
    </style:style>
    <style:style style:name="P5" style:family="paragraph" style:parent-style-name="List_20_Paragraph" style:list-style-name="WWNum1">
      <style:text-properties officeooo:rsid="001a83f9" officeooo:paragraph-rsid="001a83f9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1a83f9" officeooo:paragraph-rsid="001a83f9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1a83f9" officeooo:paragraph-rsid="001a83f9"/>
    </style:style>
    <style:style style:name="P8" style:family="paragraph" style:parent-style-name="Standard">
      <style:text-properties fo:language="en" fo:country="US" officeooo:paragraph-rsid="001a83f9"/>
    </style:style>
    <style:style style:name="P9" style:family="paragraph" style:parent-style-name="Standard">
      <style:text-properties fo:font-size="9pt" fo:language="en" fo:country="US" fo:font-weight="bold" officeooo:paragraph-rsid="001a83f9" style:font-size-asian="9pt" style:font-weight-asian="bold"/>
    </style:style>
    <style:style style:name="P10" style:family="paragraph" style:parent-style-name="Standard">
      <style:text-properties fo:font-size="9pt" fo:language="en" fo:country="US" officeooo:paragraph-rsid="001a83f9" style:font-size-asian="9pt"/>
    </style:style>
    <style:style style:name="P11" style:family="paragraph" style:parent-style-name="Standard">
      <style:text-properties officeooo:paragraph-rsid="001a83f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padding="0cm" fo:border-left="none" fo:border-right="none" fo:border-top="none" fo:border-bottom="1.5pt solid #000000"/>
      <style:text-properties officeooo:rsid="001a83f9" officeooo:paragraph-rsid="001a83f9"/>
    </style:style>
    <style:style style:name="P13" style:family="paragraph" style:parent-style-name="Standard">
      <style:paragraph-properties fo:text-align="start" style:justify-single-word="false"/>
      <style:text-properties officeooo:rsid="001a83f9" officeooo:paragraph-rsid="001a83f9"/>
    </style:style>
    <style:style style:name="P14" style:family="paragraph" style:parent-style-name="Standard">
      <style:paragraph-properties fo:text-align="start" style:justify-single-word="false"/>
      <style:text-properties officeooo:paragraph-rsid="001a83f9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language="ru" fo:country="RU" fo:font-weight="bold" officeooo:paragraph-rsid="001a83f9" style:font-size-asian="12pt" style:font-weight-asian="bold" style:font-name-complex="Calibri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language="ru" fo:country="RU" officeooo:paragraph-rsid="001a83f9" style:font-size-asian="12pt" style:font-name-complex="Calibri1" style:font-size-complex="12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officeooo:rsid="001a83f9"/>
    </style:style>
    <style:style style:name="T5" style:family="text">
      <style:text-properties fo:font-size="9pt" style:font-size-asian="9pt"/>
    </style:style>
    <style:style style:name="T6" style:family="text">
      <style:text-properties fo:font-size="9pt" officeooo:rsid="001a83f9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fo:font-size="9pt" fo:language="en" fo:country="US" officeooo:rsid="001a83f9" style:font-size-asian="9pt"/>
    </style:style>
    <style:style style:name="T9" style:family="text">
      <style:text-properties fo:font-size="9pt" fo:language="en" fo:country="US" fo:font-weight="bold" style:font-size-asian="9pt" style:font-weight-asian="bold"/>
    </style:style>
    <style:style style:name="T10" style:family="text">
      <style:text-properties fo:font-size="9pt" fo:font-weight="bold" style:font-size-asian="9pt" style:font-weight-asian="bold"/>
    </style:style>
    <style:style style:name="T11" style:family="text">
      <style:text-properties fo:font-size="16pt" fo:font-weight="bold" style:font-size-asian="16pt" style:font-weight-asian="bold"/>
    </style:style>
    <style:style style:name="T12" style:family="text">
      <style:text-properties fo:font-size="16pt" fo:language="en" fo:country="US" fo:font-weight="bold" style:font-size-asian="16pt" style:font-weight-asian="bold"/>
    </style:style>
    <style:style style:name="T13" style:family="text">
      <style:text-properties style:font-name="Calibri" fo:font-size="12pt" fo:language="ru" fo:country="RU" style:font-size-asian="12pt" style:font-name-complex="Calibri1" style:font-size-complex="12pt"/>
    </style:style>
    <style:style style:name="T14" style:family="text">
      <style:text-properties style:font-name="Calibri" fo:font-size="12pt" fo:language="ru" fo:country="RU" officeooo:rsid="001a83f9" style:font-size-asian="12pt" style:font-name-complex="Calibri1" style:font-size-complex="12pt"/>
    </style:style>
    <style:style style:name="T15" style:family="text">
      <style:text-properties style:font-name="Calibri" fo:font-size="9pt" fo:language="ru" fo:country="RU" style:font-size-asian="9pt" style:font-name-complex="Calibri1" style:font-size-complex="12pt"/>
    </style:style>
    <style:style style:name="T16" style:family="text">
      <style:text-properties style:font-name="Calibri" fo:font-size="9pt" fo:language="ru" fo:country="RU" fo:font-weight="bold" style:font-size-asian="9pt" style:font-weight-asian="bold" style:font-name-complex="Calibri1" style:font-size-complex="12pt" style:font-weight-complex="bold"/>
    </style:style>
    <style:style style:name="T17" style:family="text">
      <style:text-properties style:font-name="Calibri" fo:font-size="13pt" fo:language="ru" fo:country="RU" fo:font-weight="bold" style:font-size-asian="13pt" style:font-weight-asian="bold" style:font-name-complex="Calibri1" style:font-size-complex="13pt" style:font-weight-complex="bold"/>
    </style:style>
    <style:style style:name="T18" style:family="text">
      <style:text-properties style:font-name="Calibri" fo:font-size="13pt" fo:language="ru" fo:country="RU" fo:font-weight="normal" style:font-size-asian="13pt" style:font-weight-asian="normal" style:font-name-complex="Calibri1" style:font-size-complex="13pt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a83f9"/>
    </style:style>
    <style:style style:name="T21" style:family="text">
      <style:text-properties fo:font-size="8pt" fo:language="ru" fo:country="RU" style:font-size-asian="8pt" style:font-size-complex="8pt"/>
    </style:style>
    <style:style style:name="gr1" style:family="graphic">
      <style:graphic-properties draw:stroke="solid" svg:stroke-width="0.035cm" svg:stroke-color="#000000" draw:marker-end="msArrowOpenEnd_20_5_20_35" draw:marker-end-width="0.245cm" draw:marker-end-center="false" draw:stroke-linejoin="miter" svg:stroke-linecap="butt" draw:fill="none" draw:textarea-vertical-align="top" draw:auto-grow-height="false" fo:min-height="0.406cm" fo:min-width="0cm" fo:padding-top="0.125cm" fo:padding-bottom="0.125cm" fo:padding-left="0.25cm" fo:padding-right="0.25cm" fo:wrap-option="wrap" fo:margin-left="0.123cm" fo:margin-right="0.13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end="msArrowOpenEnd_20_5_20_35" draw:marker-end-width="0.245cm" draw:marker-end-center="false" draw:stroke-linejoin="miter" svg:stroke-linecap="butt" draw:fill="none" draw:textarea-vertical-align="top" draw:auto-grow-height="false" fo:min-height="0.45cm" fo:min-width="0cm" fo:padding-top="0.125cm" fo:padding-bottom="0.125cm" fo:padding-left="0.25cm" fo:padding-right="0.25cm" fo:wrap-option="wrap" fo:margin-left="0.122cm" fo:margin-right="0.138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marker-end="msArrowOpenEnd_20_5_20_35" draw:marker-end-width="0.245cm" draw:marker-end-center="false" draw:stroke-linejoin="miter" svg:stroke-linecap="butt" draw:fill="none" draw:textarea-vertical-align="top" draw:auto-grow-height="false" fo:min-height="0.533cm" fo:min-width="0cm" fo:padding-top="0.125cm" fo:padding-bottom="0.125cm" fo:padding-left="0.25cm" fo:padding-right="0.25cm" fo:wrap-option="wrap" fo:margin-left="0.109cm" fo:margin-right="0.131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draw:marker-end="msArrowOpenEnd_20_5_20_35" draw:marker-end-width="0.245cm" draw:marker-end-center="false" draw:stroke-linejoin="miter" svg:stroke-linecap="butt" draw:fill="none" draw:textarea-vertical-align="top" draw:auto-grow-height="false" fo:min-height="0.575cm" fo:min-width="0cm" fo:padding-top="0.125cm" fo:padding-bottom="0.125cm" fo:padding-left="0.25cm" fo:padding-right="0.25cm" fo:wrap-option="wrap" fo:margin-left="0.123cm" fo:margin-right="0.13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97cm" fo:min-width="2.79cm" fo:padding-top="0.127cm" fo:padding-bottom="0.127cm" fo:padding-left="0.254cm" fo:padding-right="0.254cm" fo:wrap-option="wrap" fo:margin-left="0.002cm" fo:margin-right="0.009cm" fo:margin-top="0.002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1.166cm" fo:min-width="2.584cm" fo:padding-top="0.127cm" fo:padding-bottom="0.127cm" fo:padding-left="0.254cm" fo:padding-right="0.254cm" fo:wrap-option="wrap" fo:margin-left="0.002cm" fo:margin-right="0.009cm" fo:margin-top="0.002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739cm" fo:min-width="1.358cm" fo:padding-top="0.127cm" fo:padding-bottom="0.127cm" fo:padding-left="0.254cm" fo:padding-right="0.254cm" fo:wrap-option="wrap" fo:margin-left="0.005cm" fo:margin-right="0.046cm" fo:margin-top="0.002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1.102cm" fo:min-width="2.245cm" fo:padding-top="0.127cm" fo:padding-bottom="0.127cm" fo:padding-left="0.254cm" fo:padding-right="0.254cm" fo:wrap-option="wrap" fo:margin-left="0.002cm" fo:margin-right="0.009cm" fo:margin-top="0.002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35cm" svg:stroke-color="#000000" draw:stroke-linejoin="miter" svg:stroke-linecap="butt" draw:fill="solid" draw:fill-color="#ffffff" draw:textarea-vertical-align="middle" draw:auto-grow-height="false" fo:min-height="0.723cm" fo:min-width="1.972cm" fo:padding-top="0.127cm" fo:padding-bottom="0.127cm" fo:padding-left="0.254cm" fo:padding-right="0.254cm" fo:wrap-option="wrap" fo:margin-left="0.002cm" fo:margin-right="0.009cm" fo:margin-top="0.002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Практическое занятие № 2</text:span></text:p>
      <text:p text:style-name="P11"/>
      <text:p text:style-name="P11"><text:span text:style-name="T1">Тема:</text:span> Знакомство и работа с <text:span text:style-name="T2">IDE</text:span> <text:span text:style-name="T2">PyCharm</text:span> <text:span text:style-name="T2">Community</text:span>. Построение программ линейной структуры</text:p>
      <text:p text:style-name="P11">В<text:span text:style-name="T2"> IDE PyCharm Community.</text:span></text:p>
      <text:p text:style-name="P8"/>
      <text:p text:style-name="P11"><text:span text:style-name="T1">Цель:</text:span> Выработка первичных навыков работы с <text:span text:style-name="T2">IDE</text:span> <text:span text:style-name="T2">PyCharm</text:span> <text:span text:style-name="T2">Community</text:span>, составление программ линейной структуры.</text:p>
      <text:p text:style-name="P11"/>
      <text:p text:style-name="P11"/>
      <text:p text:style-name="P11"><text:span text:style-name="T1">Постановка задачи № 1.</text:span></text:p>
      <text:p text:style-name="P11">Дано трехзначное число. Вывести число, полученное при переустановке цифр,десятков</text:p>
      <text:p text:style-name="P11">И единиц исходного числа (например, 123 перейдёт в 132).</text:p>
      <text:p text:style-name="P11"/>
      <text:p text:style-name="P11"><text:span text:style-name="T1">Текст программы</text:span><text:span text:style-name="T3">:</text:span></text:p>
      <text:p text:style-name="P11"><text:span text:style-name="T5"># Дано трехзначное число. Вывести число, полученное при перестановке</text:span></text:p>
      <text:p text:style-name="P11"><text:span text:style-name="T5"># цифр,десятков и единиц исходного числа (например, 123 перейдет в 132). ---- Вариант №21</text:span></text:p>
      <text:p text:style-name="P11"><text:span text:style-name="T5"/></text:p>
      <text:p text:style-name="P11"><text:span text:style-name="T5"/></text:p>
      <text:p text:style-name="P11"><text:span text:style-name="T5">while True: <text:s text:c="2"/>#Бесконечный цикл</text:span></text:p>
      <text:p text:style-name="P11"><text:span text:style-name="T5"><text:s text:c="4"/>try: # Обработчик исключений</text:span></text:p>
      <text:p text:style-name="P11"><text:span text:style-name="T5"><text:s text:c="8"/>number = int(input("Введите трехзначное значение: ")) <text:s text:c="6"/># Ввод str который преобразуется в int</text:span></text:p>
      <text:p text:style-name="P11"><text:span text:style-name="T5"><text:s text:c="8"/>if 100 &lt;= number &lt;= 999: <text:s text:c="30"/># Условие пока вводимое нами число трехзначное!</text:span></text:p>
      <text:p text:style-name="P11"><text:span text:style-name="T5"><text:s text:c="12"/>print(f"Ваше исходное значение: {number}") <text:s text:c="8"/># Функция print - Вывод информации f - строки позволяют выводить int, str</text:span></text:p>
      <text:p text:style-name="P11"><text:span text:style-name="T5"><text:s text:c="12"/>a = number // 10</text:span></text:p>
      <text:p text:style-name="P11"><text:span text:style-name="T5"><text:s text:c="12"/>print('Ваше значение после перестановки: ',number // 100,number % 10, a % 10, sep='') # Деление с остатком и без и последующий</text:span></text:p>
      <text:p text:style-name="P11"><text:span text:style-name="T5"><text:s text:c="157"/># его вывод, функция sep - <text:s text:c="17"/>удаляет пробелы</text:span></text:p>
      <text:p text:style-name="P11"><text:span text:style-name="T5"><text:s text:c="12"/>break</text:span></text:p>
      <text:p text:style-name="P11"><text:span text:style-name="T5"><text:s text:c="8"/>else: <text:s text:c="49"/># Оператор условия - иначе</text:span></text:p>
      <text:p text:style-name="P11"><text:span text:style-name="T5"><text:s text:c="12"/>print('Неверное значение! Будьте внимательнее!')</text:span></text:p>
      <text:p text:style-name="P11"><text:span text:style-name="T5"><text:s text:c="12"/>continue <text:s text:c="42"/># Направляет в начало цикла при ошибке</text:span></text:p>
      <text:p text:style-name="P11"><text:span text:style-name="T5"><text:s text:c="4"/>except Exception: <text:s text:c="41"/># Обработчик исключений(ошибок)</text:span></text:p>
      <text:p text:style-name="P11"><text:span text:style-name="T5"><text:s text:c="8"/>print('Неверное значение! Будьте внимательнее!')</text:span></text:p>
      <text:p text:style-name="P11"><text:span text:style-name="T5"><text:s text:c="8"/>continue <text:s text:c="46"/># Направляет в начало цикла при except (ошибке)</text:span></text:p>
      <text:p text:style-name="P11"><text:span text:style-name="T5"/></text:p>
      <text:p text:style-name="P11"><text:span text:style-name="T5"/></text:p>
      <text:p text:style-name="P11"/>
      <text:p text:style-name="P11"><text:span text:style-name="T10">Протокол работы программы</text:span><text:span text:style-name="T9">:</text:span></text:p>
      <text:list xml:id="list3861740576" text:style-name="WWNum1">
        <text:list-item>
          <text:p text:style-name="P4"><text:span text:style-name="T5">Бесконечный цикл </text:span><text:span text:style-name="T7">while True </text:span><text:span text:style-name="T8">благодаря которому проводятся действия.</text:span></text:p>
        </text:list-item>
        <text:list-item>
          <text:p text:style-name="P4"><text:span text:style-name="T5">Обработчик исключений в котором работает блок </text:span><text:span text:style-name="T6">try.</text:span></text:p>
        </text:list-item>
        <text:list-item>
          <text:p text:style-name="P4"><text:span text:style-name="T5">В переменную </text:span><text:span text:style-name="T7">number</text:span><text:span text:style-name="T5"> передаётся значение которое мы вводим и сразу изменяем ему тип данных на </text:span><text:span text:style-name="T7">int</text:span><text:span text:style-name="T5">.</text:span></text:p>
        </text:list-item>
        <text:list-item>
          <text:p text:style-name="P5"><text:span text:style-name="T5">Условие что если введённое нами число входит в диапазон от 100 до 999,то когда продолжает выполнять блок try.</text:span></text:p>
        </text:list-item>
        <text:list-item>
          <text:p text:style-name="P5"><text:span text:style-name="T5">Выводит исходное значение.</text:span></text:p>
        </text:list-item>
        <text:list-item>
          <text:p text:style-name="P5"><text:span text:style-name="T5">Вывод значение после перестановки и происходит деление number // 100 number % 10 a = number // 10 благодаря чему вы делим число 324 на 3 2 4. </text:span></text:p>
        </text:list-item>
        <text:list-item>
          <text:p text:style-name="P5"><text:span text:style-name="T5">Останавливает цикл командой break. Конец цикла если число оказалось int и входит в диапазон 100-999.</text:span></text:p>
        </text:list-item>
        <text:list-item>
          <text:p text:style-name="P5"><text:span text:style-name="T5">Условие иначе else если значение не входит в диапазон от <text:s/>100 до 999 то выводит неверное значение. Функция continue переводит нас на начало цикла.</text:span></text:p>
        </text:list-item>
        <text:list-item>
          <text:p text:style-name="P5"><text:span text:style-name="T7">Другой блок обработчик исключений – except Exception выводит ошибку если введённое нами значение – не число,то есть буквы и не целые цисла (float). Continue переводит на начало цикла из-за ошибки.</text:span></text:p>
          <text:p text:style-name="P6"><text:span text:style-name="T7"/></text:p>
        </text:list-item>
      </text:list>
      <text:p text:style-name="P7"><text:span text:style-name="T7"/></text:p>
      <text:p text:style-name="P14"><text:span text:style-name="T13">Протокол работы программы: </text:span></text:p>
      <text:p text:style-name="P14"><text:span text:style-name="T13">Вводится: </text:span><text:span text:style-name="T14">342</text:span></text:p>
      <text:p text:style-name="P14"><text:span text:style-name="T14">Ваше исходное значение</text:span><text:span text:style-name="T13">: </text:span><text:span text:style-name="T14">342</text:span></text:p>
      <text:p text:style-name="P12"><text:span text:style-name="T13">Ваше значение </text:span><text:span text:style-name="T18">после перестановки</text:span><text:span text:style-name="T13">: 324</text:span></text:p>
      <text:p text:style-name="P7"><text:soft-page-break/><text:span text:style-name="T7"/></text:p>
      <text:p text:style-name="P14"><text:span text:style-name="T13">Протокол работы программы: </text:span></text:p>
      <text:p text:style-name="P14"><text:span text:style-name="T13">Вводится: </text:span><text:span text:style-name="T14">30</text:span></text:p>
      <text:p text:style-name="P13"><text:span text:style-name="T13">Вывод: </text:span><text:span text:style-name="T15">Неверное значение! Будьте внимательнее!</text:span></text:p>
      <text:p text:style-name="P13"><text:span text:style-name="T15"/></text:p>
      <text:p text:style-name="P14"><text:span text:style-name="T13">Протокол работы программы: </text:span></text:p>
      <text:p text:style-name="P14"><text:span text:style-name="T13">Вводится: </text:span><text:span text:style-name="T14">2134</text:span></text:p>
      <text:p text:style-name="P13"><text:span text:style-name="T13">Вывод: </text:span><text:span text:style-name="T15">Неверное значение! Будьте внимательнее!</text:span></text:p>
      <text:p text:style-name="P13"><text:span text:style-name="T15"/></text:p>
      <text:p text:style-name="P13"><text:span text:style-name="T15"/></text:p>
      <text:p text:style-name="P14"><text:span text:style-name="T13">Протокол работы программы: </text:span></text:p>
      <text:p text:style-name="P14"><text:span text:style-name="T13">Вводится: </text:span><text:span text:style-name="T14">ыфвфывп</text:span></text:p>
      <text:p text:style-name="P13"><text:span text:style-name="T13">Вывод: </text:span><text:span text:style-name="T15">Неверное значение! Будьте внимательнее!</text:span></text:p>
      <text:p text:style-name="P13"><text:span text:style-name="T15"/></text:p>
      <text:p text:style-name="P11"><text:span text:style-name="T10">Блок схема программы</text:span><text:span text:style-name="T9">:</text:span></text:p>
      <text:p text:style-name="P11"><text:span text:style-name="T9"/></text:p>
      <text:p text:style-name="P9"/>
      <text:p text:style-name="P14"><text:span text:style-name="T13">Блок-схема:</text:span></text:p>
      <text:p text:style-name="P16"><draw:custom-shape text:anchor-type="char" draw:z-index="0" draw:name="Скругленный прямоугольник 1" draw:style-name="gr9" draw:text-style-name="P18" svg:width="2.583cm" svg:height="1.08cm" svg:x="0.33cm" svg:y="0.333cm"><text:p text:style-name="P1"><text:span text:style-name="T19">Начало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16"/>
      <text:p text:style-name="P16"><draw:custom-shape text:anchor-type="char" draw:z-index="8" draw:name="Прямая со стрелкой 2" draw:style-name="gr1" draw:text-style-name="P17" svg:width="0.003cm" svg:height="0.657cm" svg:x="1.621cm" svg:y="0.466cm"><text:p/><draw:enhanced-geometry draw:mirror-horizontal="false" draw:mirror-vertical="false" svg:viewBox="0 0 21600 21600" draw:type="mso-spt32" draw:enhanced-path="M 0 0 L 21600 21600 N"/></draw:custom-shape></text:p>
      <text:p text:style-name="P16"/>
      <text:p text:style-name="P16"><draw:custom-shape text:anchor-type="char" draw:z-index="2" draw:name="Параллелограмм 3" draw:style-name="gr7" draw:text-style-name="P18" svg:width="2.583cm" svg:height="1.375cm" svg:x="0.309cm" svg:y="0.238cm"><text:p text:style-name="P2"><text:span text:style-name="T19">Ввод number</text:span></text:p><draw:enhanced-geometry draw:mirror-horizontal="false" draw:mirror-vertical="false" draw:text-areas="?f13 ?f14 ?f15 ?f16" svg:viewBox="0 0 0 0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P16"/>
      <text:p text:style-name="P16"/>
      <text:p text:style-name="P16"><draw:custom-shape text:anchor-type="char" draw:z-index="7" draw:name="Прямая со стрелкой 5" draw:style-name="gr2" draw:text-style-name="P17" svg:width="0.003cm" svg:height="0.701cm" svg:x="1.429cm" svg:y="0.192cm"><text:p/><draw:enhanced-geometry draw:mirror-horizontal="false" draw:mirror-vertical="false" svg:viewBox="0 0 21600 21600" draw:type="mso-spt32" draw:enhanced-path="M 0 0 L 21600 21600 N"/></draw:custom-shape></text:p>
      <text:p text:style-name="P16"><draw:custom-shape text:anchor-type="char" draw:z-index="1" draw:name="Прямоугольник 4" draw:style-name="gr8" draw:text-style-name="P18" svg:width="2.752cm" svg:height="1.355cm" svg:x="0.161cm" svg:y="0.46cm"><text:p text:style-name="P1"><text:span text:style-name="T19">Проверка искл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><draw:custom-shape text:anchor-type="char" draw:z-index="6" draw:name="Прямая со стрелкой 6" draw:style-name="gr3" draw:text-style-name="P17" svg:width="0.022cm" svg:height="0.784cm" svg:x="1.536cm" svg:y="0.393cm"><text:p/><draw:enhanced-geometry draw:mirror-horizontal="false" draw:mirror-vertical="false" svg:viewBox="0 0 21600 21600" draw:type="mso-spt32" draw:enhanced-path="M 0 0 L 21600 21600 N"/></draw:custom-shape></text:p>
      <text:p text:style-name="P16"/>
      <text:p text:style-name="P16"><draw:custom-shape text:anchor-type="char" draw:z-index="3" draw:name="Прямоугольник 7" draw:style-name="gr6" draw:text-style-name="P18" svg:width="3.091cm" svg:height="1.419cm" svg:x="0.097cm" svg:y="0.344cm"><text:p text:style-name="P3"><text:span text:style-name="T19">Вывод </text:span><text:span text:style-name="T4">numb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><draw:custom-shape text:anchor-type="char" draw:z-index="5" draw:name="Прямая со стрелкой 8" draw:style-name="gr4" draw:text-style-name="P17" svg:width="0.003cm" svg:height="0.826cm" svg:x="1.642cm" svg:y="0.342cm"><text:p/><draw:enhanced-geometry draw:mirror-horizontal="false" draw:mirror-vertical="false" svg:viewBox="0 0 21600 21600" draw:type="mso-spt32" draw:enhanced-path="M 0 0 L 21600 21600 N"/></draw:custom-shape></text:p>
      <text:p text:style-name="P16"/>
      <text:p text:style-name="P16"><draw:custom-shape text:anchor-type="char" draw:z-index="4" draw:name="Скругленный прямоугольник 9" draw:style-name="gr5" draw:text-style-name="P18" svg:width="3.43cm" svg:height="1.355cm" svg:x="0.15cm" svg:y="0.325cm"><text:p text:style-name="P1"><text:span text:style-name="T19">Конец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16"/>
      <text:p text:style-name="P15"/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1">Вывод</text:span><text:span text:style-name="T12">:</text:span><text:bookmark text:name="_GoBack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ui-monospace" svg:font-family="ui-monospace, SFMono-Regular, 'SF Mono', Menlo, Consolas, 'Liberation Mono', monospace"/>
  </office:font-face-decls>
  <office:styles>
    <draw:marker draw:name="msArrowOpenEnd_20_5_20_35" draw:display-name="msArrowOpenEnd 5 35" svg:viewBox="0 0 350 350" svg:d="M175 0l175 312-38 38-112-213v213h-50v-213l-113 213-37-3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04T15:35:50.404857113</dc:date>
    <meta:editing-cycles>2</meta:editing-cycles>
    <meta:editing-duration>PT19M8S</meta:editing-duration>
    <meta:document-statistic meta:table-count="0" meta:image-count="0" meta:object-count="0" meta:page-count="3" meta:paragraph-count="56" meta:word-count="418" meta:character-count="3328" meta:non-whitespace-character-count="2449"/>
    <meta:user-defined meta:name="Поле 1"/>
    <meta:user-defined meta:name="Поле 2"/>
    <meta:user-defined meta:name="Поле 3"/>
    <meta:user-defined meta:name="Поле 4"/>
  </office:meta>
</office:document-meta>
</file>